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iti TC Light" svg:font-family="Heiti TC Light"/>
  </office:font-face-decls>
  <office:automatic-styles>
    <style:style style:name="P1" style:family="paragraph" style:parent-style-name="Standard">
      <style:text-properties style:font-name="Heiti TC Light" fo:font-size="12.0pt" fo:background-color="#868686"/>
    </style:style>
    <style:style style:name="P2" style:family="paragraph" style:parent-style-name="Standard">
      <style:paragraph-properties fo:margin-bottom="0.1667in"/>
      <style:text-properties style:font-name="Heiti TC Light" fo:font-size="12.0pt" fo:background-color="#e0e0e0"/>
    </style:style>
    <style:style style:name="T1" style:family="text">
      <style:text-properties fo:color="#052726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陳真   |  2019.12.27 10:19   |   <text:a xlink:type="simple" xlink:href="http://palinfo.habago.org/Entry?Command=Information_PrintForum&amp;#FORUM38301"><text:span text:style-name="T1">#</text:span></text:a></text:p>
      <text:p text:style-name="P2">卡韓政變 (212)：我有可能一個月不用洗碗嗎？ <text:line-break/><text:line-break/>陳真 2019. 12. 27. <text:line-break/><text:line-break/><text:line-break/>根據政治直覺，韓、蔡輸贏大概就在兩趴左右，也就是二、三十萬票以內。雖說直覺，仍有所根據，只是說不上來。但有一點根據是可訴說的，那就是：如果民調可信，如果韓國瑜真的大輸三十幾趴，那就是輸四百多萬票，那你覺得民進黨還會照三餐瘋狂抹黑韓國瑜嗎？當然不可能。你從媒體、名嘴及社群網路至今依舊鋪天蓋地的抹黑，就能明白輸贏仍在未定之天。 <text:line-break/><text:line-break/>綠營民調的功用不是做出預測，而是操弄選民意向，打擊對方選民的信心，降低其投票率。特別是台商，大多挺韓，但回台成本高，倘若真以為韓國瑜大勢已去，很多人就不會回來投票了。 <text:line-break/><text:line-break/>依我看，韓勝選的機率逐日增高。我不想說勝券在握，畢竟距離投票仍有兩周，你很難預知人渣黨到時候又會有什麼不可思議的奧步。 <text:line-break/><text:line-break/>為了鼓勵大家踴躍投票，學姊跟我打了個賭，如果韓獲勝，我可以一個月不用洗碗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187.4</meta:generator>
  </office:meta>
</office:document-meta>
</file>